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over accent="true">
        <msub>
          <mi>B</mi>
          <mi>c</mi>
        </msub>
        <mo stretchy="false">^</mo>
      </mover>
      <mrow>
        <mrow>
          <mo fence="true" form="prefix" stretchy="false">(</mo>
          <mrow>
            <mrow>
              <msub>
                <mi>ω</mi>
                <mn>1</mn>
              </msub>
              <mi>,</mi>
              <msub>
                <mi>ω</mi>
                <mn>2</mn>
              </msub>
            </mrow>
          </mrow>
          <mo fence="true" form="postfix" stretchy="false">)</mo>
        </mrow>
        <mo stretchy="false">=</mo>
        <mfrac>
          <mrow>
            <mfrac>
              <mn>1</mn>
              <mi>K</mi>
            </mfrac>
            <mrow>
              <munder>
                <mo stretchy="false">∑</mo>
                <mi>k</mi>
              </munder>
              <msub>
                <mi>Y</mi>
                <mi>k</mi>
              </msub>
            </mrow>
            <mrow>
              <mo fence="true" form="prefix" stretchy="false">(</mo>
              <mrow>
                <msub>
                  <mi>ω</mi>
                  <mn>1</mn>
                </msub>
              </mrow>
              <mo fence="true" form="postfix" stretchy="false">)</mo>
            </mrow>
            <msub>
              <mi>Y</mi>
              <mi>k</mi>
            </msub>
            <mrow>
              <mo fence="true" form="prefix" stretchy="false">(</mo>
              <mrow>
                <msub>
                  <mi>ω</mi>
                  <mn>2</mn>
                </msub>
              </mrow>
              <mo fence="true" form="postfix" stretchy="false">)</mo>
            </mrow>
            <msubsup>
              <mi>Y</mi>
              <mi>k</mi>
              <mtext>*</mtext>
            </msubsup>
            <mrow>
              <mo fence="true" form="prefix" stretchy="false">(</mo>
              <mrow>
                <mrow>
                  <msub>
                    <mi>ω</mi>
                    <mn>1</mn>
                  </msub>
                  <mo stretchy="false">+</mo>
                  <msub>
                    <mi>ω</mi>
                    <mn>2</mn>
                  </msub>
                </mrow>
              </mrow>
              <mo fence="true" form="postfix" stretchy="false">)</mo>
            </mrow>
          </mrow>
          <msqrt>
            <mrow>
              <mfrac>
                <mn>1</mn>
                <mi>K</mi>
              </mfrac>
              <mrow>
                <munder>
                  <mo stretchy="false">∑</mo>
                  <mi>k</mi>
                </munder>
                <msup>
                  <mrow>
                    <mo fence="true" form="prefix" stretchy="false">|</mo>
                    <mrow>
                      <mrow>
                        <msub>
                          <mi>Y</mi>
                          <mi>k</mi>
                        </msub>
                        <mrow>
                          <mo fence="true" form="prefix" stretchy="false">(</mo>
                          <mrow>
                            <msub>
                              <mi>ω</mi>
                              <mn>1</mn>
                            </msub>
                          </mrow>
                          <mo fence="true" form="postfix" stretchy="false">)</mo>
                        </mrow>
                        <msub>
                          <mi>Y</mi>
                          <mi>k</mi>
                        </msub>
                        <mrow>
                          <mo fence="true" form="prefix" stretchy="false">(</mo>
                          <mrow>
                            <msub>
                              <mi>ω</mi>
                              <mn>2</mn>
                            </msub>
                          </mrow>
                          <mo fence="true" form="postfix" stretchy="false">)</mo>
                        </mrow>
                      </mrow>
                    </mrow>
                    <mo fence="true" form="postfix" stretchy="false">|</mo>
                  </mrow>
                  <mn>2</mn>
                </msup>
              </mrow>
              <mfrac>
                <mn>1</mn>
                <mi>K</mi>
              </mfrac>
              <mrow>
                <munder>
                  <mo stretchy="false">∑</mo>
                  <mi>k</mi>
                </munder>
                <msup>
                  <mrow>
                    <mo fence="true" form="prefix" stretchy="false">|</mo>
                    <mrow>
                      <mrow>
                        <msubsup>
                          <mi>Y</mi>
                          <mi>k</mi>
                          <mtext>*</mtext>
                        </msubsup>
                        <mrow>
                          <mo fence="true" form="prefix" stretchy="false">(</mo>
                          <mrow>
                            <mrow>
                              <msub>
                                <mi>ω</mi>
                                <mn>1</mn>
                              </msub>
                              <mo stretchy="false">+</mo>
                              <msub>
                                <mi>ω</mi>
                                <mn>2</mn>
                              </msub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|</mo>
                  </mrow>
                  <mn>2</mn>
                </msup>
              </mrow>
            </mrow>
          </msqrt>
        </mfrac>
      </mrow>
    </mrow>
    <annotation encoding="StarMath 5.0">hat B_c(ω_1, ω_2) = 
{{1}over{K} sum from{k} Y_k(ω_1) Y_k(ω_2) Y^{"*"}_k(ω_1 + ω_2) }
over
{sqrt{ {1}over{K} sum from{k} lline Y_k(ω_1) Y_k(ω_2) rline^2 {1}over{K} sum from{k} lline Y^{"*"}_k(ω_1 + ω_2) rline^2}}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7:55:04.301437099</meta:creation-date>
    <dc:date>2024-04-17T08:12:22.043978390</dc:date>
    <meta:editing-duration>PT5M41S</meta:editing-duration>
    <meta:editing-cycles>2</meta:editing-cycles>
    <meta:generator>LibreOffice/7.3.7.2$Linux_X86_64 LibreOffice_project/30$Build-2</meta:generator>
  </office:meta>
</office:document-meta>
</file>